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Einzelne Modele finden</text:p>
      <text:h text:style-name="Heading_20_1" text:outline-level="1">Kennzeichen</text:h>
      <text:h text:style-name="Heading_20_2" text:outline-level="2">Name</text:h>
      <text:h text:style-name="Heading_20_2" text:outline-level="2">Nummer</text:h>
      <text:h text:style-name="Heading_20_2" text:outline-level="2">Seitenzahl</text:h>
      <text:h text:style-name="Heading_20_1" text:outline-level="1">Medium</text:h>
      <text:h text:style-name="Heading_20_2" text:outline-level="2">Titel</text:h>
      <text:h text:style-name="Heading_20_3" text:outline-level="3">Zeitschrift</text:h>
      <text:h text:style-name="Heading_20_4" text:outline-level="4">Sonderheft</text:h>
      <text:h text:style-name="Heading_20_5" text:outline-level="5">Heftnummer</text:h>
      <text:h text:style-name="Heading_20_3" text:outline-level="3">Buch</text:h>
      <text:h text:style-name="Heading_20_4" text:outline-level="4">Reihe</text:h>
      <text:h text:style-name="Heading_20_5" text:outline-level="5">Band</text:h>
      <text:h text:style-name="Heading_20_3" text:outline-level="3">Web</text:h>
      <text:h text:style-name="Heading_20_4" text:outline-level="4">Link</text:h>
      <text:h text:style-name="Heading_20_5" text:outline-level="5">Ausdruck</text:h>
      <text:h text:style-name="Heading_20_3" text:outline-level="3">Loses Blatt</text:h>
      <text:h text:style-name="Heading_20_4" text:outline-level="4">SChnittmustertüte</text:h>
      <text:h text:style-name="Heading_20_4" text:outline-level="4">PDF</text:h>
      <text:h text:style-name="Heading_20_4" text:outline-level="4">Flyer</text:h>
      <text:h text:style-name="Heading_20_1" text:outline-level="1">Inhalt</text:h>
      <text:h text:style-name="Heading_20_2" text:outline-level="2">Gegenstand</text:h>
      <text:h text:style-name="Heading_20_3" text:outline-level="3">Kleidung</text:h>
      <text:h text:style-name="Heading_20_3" text:outline-level="3">Utensilo</text:h>
      <text:h text:style-name="Heading_20_3" text:outline-level="3">Accessoiris</text:h>
      <text:h text:style-name="Heading_20_3" text:outline-level="3">Deko</text:h>
      <text:h text:style-name="Heading_20_3" text:outline-level="3">Gewandung</text:h>
      <text:h text:style-name="Heading_20_3" text:outline-level="3">Nähausstattung</text:h>
      <text:h text:style-name="Heading_20_3" text:outline-level="3">Taschen</text:h>
      <text:h text:style-name="Heading_20_2" text:outline-level="2">Technik</text:h>
      <text:h text:style-name="Heading_20_3" text:outline-level="3">Nähen</text:h>
      <text:h text:style-name="Heading_20_4" text:outline-level="4">Pachwork</text:h>
      <text:h text:style-name="Heading_20_4" text:outline-level="4">Handnähen</text:h>
      <text:h text:style-name="Heading_20_4" text:outline-level="4">Schneiderei</text:h>
      <text:h text:style-name="Heading_20_3" text:outline-level="3">Häkeln</text:h>
      <text:h text:style-name="Heading_20_3" text:outline-level="3">Stricken</text:h>
      <text:h text:style-name="Heading_20_3" text:outline-level="3">Sticken</text:h>
      <text:h text:style-name="Heading_20_3" text:outline-level="3">Nadelarbeiten</text:h>
      <text:h text:style-name="Heading_20_4" text:outline-level="4">Occhi</text:h>
      <text:h text:style-name="Heading_20_4" text:outline-level="4">Knüpfen</text:h>
      <text:h text:style-name="Heading_20_4" text:outline-level="4">Flecheten</text:h>
      <text:h text:style-name="Heading_20_3" text:outline-level="3">DIY</text:h>
      <text:h text:style-name="Heading_20_4" text:outline-level="4">Perlen</text:h>
      <text:h text:style-name="Heading_20_4" text:outline-level="4">Origami</text:h>
      <text:h text:style-name="Heading_20_4" text:outline-level="4">Recycling/ Upcycling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